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72cm"/>
    </style:style>
    <style:style style:name="co3" style:family="table-column">
      <style:table-column-properties fo:break-before="auto" style:column-width="1.02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596cm"/>
    </style:style>
    <style:style style:name="co6" style:family="table-column">
      <style:table-column-properties fo:break-before="auto" style:column-width="1.219cm"/>
    </style:style>
    <style:style style:name="co7" style:family="table-column">
      <style:table-column-properties fo:break-before="auto" style:column-width="0.882cm"/>
    </style:style>
    <style:style style:name="co8" style:family="table-column">
      <style:table-column-properties fo:break-before="auto" style:column-width="1.169cm"/>
    </style:style>
    <style:style style:name="co9" style:family="table-column">
      <style:table-column-properties fo:break-before="auto" style:column-width="0.721cm"/>
    </style:style>
    <style:style style:name="co10" style:family="table-column">
      <style:table-column-properties fo:break-before="auto" style:column-width="0.547cm"/>
    </style:style>
    <style:style style:name="co11" style:family="table-column">
      <style:table-column-properties fo:break-before="auto" style:column-width="1.256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0.845cm"/>
    </style:style>
    <style:style style:name="co15" style:family="table-column">
      <style:table-column-properties fo:break-before="auto" style:column-width="0.87cm"/>
    </style:style>
    <style:style style:name="co16" style:family="table-column">
      <style:table-column-properties fo:break-before="auto" style:column-width="1.305cm"/>
    </style:style>
    <style:style style:name="co17" style:family="table-column">
      <style:table-column-properties fo:break-before="auto" style:column-width="1.0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Fir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Fire(9S)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ass(5S)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7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ter(5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Ice(8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6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Normal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ight(5S)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table:number-columns-repeated="5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Poison(7S)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Bug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ly(5S)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Ground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Rock(6S)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Steel(8S)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table:number-columns-repeated="2"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Electric(7S)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Dark(11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4"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Fairy(12S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sychic(13S)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 table:number-columns-repeated="5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host(14S)</text:p>
          </table:table-cell>
          <table:table-cell table:number-columns-repeated="14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23:44:06.318470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20T01:39:39.288921619</meta:creation-date>
    <dc:date>2021-10-30T00:28:45.449319391</dc:date>
    <meta:editing-duration>P1DT12H28M39S</meta:editing-duration>
    <meta:editing-cycles>28</meta:editing-cycles>
    <meta:generator>LibreOffice/6.4.7.2$Linux_X86_64 LibreOffice_project/40$Build-2</meta:generator>
    <meta:document-statistic meta:table-count="1" meta:cell-count="323" meta:object-count="0"/>
  </office:meta>
</office:document-meta>
</file>